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Helper.isFaultOrFailure( int s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0">
            <text:p text:style-name="Table_20_Contents">5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HttpHelper.responseToString( HttpMethod 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HttpHelper.requestToString( HttpMethod 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HttpHelper.replaceCRLFwithLWS( String h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Helper.prepareDetailsElement( HttpMethod metho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HttpHelper.statusLineToElement( String status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Helper.configure( HttpClient client , URI targetURI , Element authPart , HttpParams param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HttpHelper.statusLineToElement( StatusLine status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Helper.statusLineToElement( Document doc , StatusLine status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